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873cm"/>
    </style:style>
    <style:style style:name="Tableau1.B" style:family="table-column">
      <style:table-column-properties style:column-width="4.344cm"/>
    </style:style>
    <style:style style:name="Tableau1.C" style:family="table-column">
      <style:table-column-properties style:column-width="1.224cm"/>
    </style:style>
    <style:style style:name="Tableau1.D" style:family="table-column">
      <style:table-column-properties style:column-width="5.281cm"/>
    </style:style>
    <style:style style:name="Tableau1.E" style:family="table-column">
      <style:table-column-properties style:column-width="5.27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c6fd9"/>
    </style:style>
    <style:style style:name="P2" style:family="paragraph" style:parent-style-name="Standard">
      <style:text-properties officeooo:paragraph-rsid="000c6fd9"/>
    </style:style>
    <style:style style:name="P3" style:family="paragraph" style:parent-style-name="Standard">
      <style:text-properties style:text-underline-style="solid" style:text-underline-width="auto" style:text-underline-color="font-color" officeooo:rsid="000c6fd9" officeooo:paragraph-rsid="000c6fd9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0c6fd9" officeooo:paragraph-rsid="000c6fd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801b" officeooo:paragraph-rsid="000e801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25793" officeooo:paragraph-rsid="0012579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d3fa6" officeooo:paragraph-rsid="000d3fa6"/>
    </style:style>
    <style:style style:name="P9" style:family="paragraph" style:parent-style-name="Table_20_Contents">
      <style:paragraph-properties fo:text-align="center" style:justify-single-word="false"/>
      <style:text-properties officeooo:rsid="000d3fa6" officeooo:paragraph-rsid="000e801b"/>
    </style:style>
    <style:style style:name="P10" style:family="paragraph" style:parent-style-name="Table_20_Contents">
      <style:paragraph-properties fo:text-align="center" style:justify-single-word="false"/>
      <style:text-properties officeooo:rsid="000e801b" officeooo:paragraph-rsid="000e801b"/>
    </style:style>
    <style:style style:name="P11" style:family="paragraph" style:parent-style-name="Table_20_Contents">
      <style:paragraph-properties fo:text-align="center" style:justify-single-word="false"/>
      <style:text-properties officeooo:rsid="0010569a" officeooo:paragraph-rsid="0010569a"/>
    </style:style>
    <style:style style:name="P12" style:family="paragraph" style:parent-style-name="Table_20_Contents">
      <style:paragraph-properties fo:text-align="center" style:justify-single-word="false"/>
      <style:text-properties officeooo:rsid="00125793" officeooo:paragraph-rsid="00125793"/>
    </style:style>
    <style:style style:name="P13" style:family="paragraph" style:parent-style-name="Table_20_Contents">
      <style:paragraph-properties fo:text-align="center" style:justify-single-word="false"/>
      <style:text-properties officeooo:rsid="0013d986" officeooo:paragraph-rsid="0013d986"/>
    </style:style>
    <style:style style:name="P14" style:family="paragraph" style:parent-style-name="Table_20_Heading">
      <style:paragraph-properties fo:text-align="center" style:justify-single-word="false"/>
      <style:text-properties officeooo:rsid="000d3fa6" officeooo:paragraph-rsid="000d3fa6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T1" style:family="text">
      <style:text-properties officeooo:rsid="0013d9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onctionnalités principales</text:h>
      <text:list text:style-name="L1">
        <text:list-item>
          <text:p text:style-name="P16">Créer un compte</text:p>
        </text:list-item>
        <text:list-item>
          <text:p text:style-name="P16">S’identifier</text:p>
        </text:list-item>
        <text:list-item>
          <text:p text:style-name="P16">Se déconnecter</text:p>
        </text:list-item>
        <text:list-item>
          <text:p text:style-name="P16">Créer un agenda vide (un agenda peut être lié à plusieurs entités, comme plusieurs personnes)</text:p>
        </text:list-item>
        <text:list-item>
          <text:p text:style-name="P16">Ajouter / Modifier / Supprimer un rendez-vous</text:p>
        </text:list-item>
        <text:list-item>
          <text:p text:style-name="P16">Consulter les agendas liés à une personne</text:p>
        </text:list-item>
        <text:list-item>
          <text:p text:style-name="P16">Permettre la superposition des agendas (visualiser plusieurs agendas simultanément)</text:p>
        </text:list-item>
        <text:list-item>
          <text:p text:style-name="P16">Ajouter la récurrence d’un rendez-vous</text:p>
        </text:list-item>
        <text:list-item>
          <text:p text:style-name="P16">Rechercher un rendez-vous (bien définir les caractéristiques d’un rendez-vous pour la recherche)</text:p>
        </text:list-item>
        <text:list-item>
          <text:p text:style-name="P16">Ajouter / Retirer la liaison entre un agenda et une entité (par ex. une personne dans une équipe → l’équipe possède un agenda, il faut pouvoir modifier les personnes liées à cet agenda)</text:p>
        </text:list-item>
        <text:list-item>
          <text:p text:style-name="P16">Sauvegarder un agenda pour pouvoir l’importer / l’exporter</text:p>
        </text:list-item>
      </text:list>
      <text:p text:style-name="Horizontal_20_Line"/>
      <text:h text:style-name="Heading_20_2" text:outline-level="2"><text:s/>Fonctionnalités bonus possibles</text:h>
      <text:list text:style-name="L2">
        <text:list-item>
          <text:p text:style-name="P17">Système de notifications / rappels (ex. avertir avant un rendez-vous)</text:p>
        </text:list-item>
        <text:list-item>
          <text:p text:style-name="P17">Visualisation de l’agenda sur différentes périodes (jour, semaine, mois)</text:p>
        </text:list-item>
        <text:list-item>
          <text:p text:style-name="P17">Invitations et validation des rendez-vous (acceptation / refus par les participants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backlog supposer :</text:p>
      <text:p text:style-name="P3"/>
      <text:p text:style-name="P3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5">ID</text:p>
            </table:table-cell>
            <table:table-cell table:style-name="Tableau1.A1" office:value-type="string">
              <text:p text:style-name="P15">User Story / Tâche</text:p>
            </table:table-cell>
            <table:table-cell table:style-name="Tableau1.A1" office:value-type="string">
              <text:p text:style-name="P15">Priorité</text:p>
            </table:table-cell>
            <table:table-cell table:style-name="Tableau1.A1" office:value-type="string">
              <text:p text:style-name="P15">Critères d’acceptation</text:p>
            </table:table-cell>
            <table:table-cell table:style-name="Tableau1.A1" office:value-type="string">
              <text:p text:style-name="P14">Etat de validation </text:p>
            </table:table-cell>
          </table:table-row>
        </table:table-header-rows>
        <table:table-row>
          <table:table-cell table:style-name="Tableau1.A1" office:value-type="string">
            <text:p text:style-name="P12">U1</text:p>
          </table:table-cell>
          <table:table-cell table:style-name="Tableau1.A1" office:value-type="string">
            <text:p text:style-name="P10">En tant qu’utilisateur, je veux créer un compte afin d’accéder à mon agenda </text:p>
          </table:table-cell>
          <table:table-cell table:style-name="Tableau1.A1" office:value-type="string">
            <text:p text:style-name="P7">Haute</text:p>
          </table:table-cell>
          <table:table-cell table:style-name="Tableau1.A1" office:value-type="string">
            <text:p text:style-name="P10">Un mail de confirmation est envoyé et l’utilisateur est enregistré <text:s/></text:p>
          </table:table-cell>
          <table:table-cell table:style-name="Tableau1.A1" office:value-type="string">
            <text:p text:style-name="P8">Pas fait </text:p>
          </table:table-cell>
        </table:table-row>
        <table:table-row>
          <table:table-cell table:style-name="Tableau1.A1" office:value-type="string">
            <text:p text:style-name="P12">U2</text:p>
          </table:table-cell>
          <table:table-cell table:style-name="Tableau1.A1" office:value-type="string">
            <text:p text:style-name="P10">En tant qu’utilisateur, je veux m’identifier pour accéder à mes agendas </text:p>
          </table:table-cell>
          <table:table-cell table:style-name="Tableau1.A1" office:value-type="string">
            <text:p text:style-name="P11">Haute</text:p>
          </table:table-cell>
          <table:table-cell table:style-name="Tableau1.A1" office:value-type="string">
            <text:p text:style-name="P10">L’utilisateur est notifié qu’il est connecté et redirigé vers son tableau de bord </text:p>
          </table:table-cell>
          <table:table-cell table:style-name="Tableau1.A1" office:value-type="string">
            <text:p text:style-name="P9">Pas fait</text:p>
          </table:table-cell>
        </table:table-row>
        <table:table-row>
          <table:table-cell table:style-name="Tableau1.A1" office:value-type="string">
            <text:p text:style-name="P13">U3</text:p>
          </table:table-cell>
          <table:table-cell table:style-name="Tableau1.A1" office:value-type="string">
            <text:p text:style-name="P13">En tant qu’utilisateurs, sur mon tableau de bord je peux consulter mes agendas</text:p>
          </table:table-cell>
          <table:table-cell table:style-name="Tableau1.A1" office:value-type="string">
            <text:p text:style-name="P13">Moyenne </text:p>
          </table:table-cell>
          <table:table-cell table:style-name="Tableau1.A1" office:value-type="string">
            <text:p text:style-name="P13">L’utilisateur, vois la liste des agenda sur son tableau de bord </text:p>
          </table:table-cell>
          <table:table-cell table:style-name="Tableau1.A1" office:value-type="string">
            <text:p text:style-name="P13">Pas fait </text:p>
          </table:table-cell>
        </table:table-row>
        <table:table-row>
          <table:table-cell table:style-name="Tableau1.A1" office:value-type="string">
            <text:p text:style-name="P13">U4</text:p>
          </table:table-cell>
          <table:table-cell table:style-name="Tableau1.A1" office:value-type="string">
            <text:p text:style-name="P13">En tant qu’utilisateur, quand je consulte un agenda je voit mes rendez-vous </text:p>
          </table:table-cell>
          <table:table-cell table:style-name="Tableau1.A1" office:value-type="string">
            <text:p text:style-name="P13">moyenne</text:p>
          </table:table-cell>
          <table:table-cell table:style-name="Tableau1.A1" office:value-type="string">
            <text:p text:style-name="P13">Quand l’utilisateur click sur l’agenda il voit ses rdv </text:p>
          </table:table-cell>
          <table:table-cell table:style-name="Tableau1.A1" office:value-type="string">
            <text:p text:style-name="P13">Pas fait </text:p>
          </table:table-cell>
        </table:table-row>
        <table:table-row>
          <table:table-cell table:style-name="Tableau1.A1" office:value-type="string">
            <text:p text:style-name="P12">U<text:span text:style-name="T1">5</text:span></text:p>
          </table:table-cell>
          <table:table-cell table:style-name="Tableau1.A1" office:value-type="string">
            <text:p text:style-name="P10">En tant qu’utilisateur, je veux créer un agenda afin de gérer mes rendez-vous </text:p>
          </table:table-cell>
          <table:table-cell table:style-name="Tableau1.A1" office:value-type="string">
            <text:p text:style-name="P10">moyenn</text:p>
          </table:table-cell>
          <table:table-cell table:style-name="Tableau1.A1" office:value-type="string">
            <text:p text:style-name="P10">L’agenda est créé et visible dans la liste de mes agendas <text:s/></text:p>
          </table:table-cell>
          <table:table-cell table:style-name="Tableau1.A1" office:value-type="string">
            <text:p text:style-name="P8">Pas fait </text:p>
          </table:table-cell>
        </table:table-row>
        <table:table-row>
          <table:table-cell table:style-name="Tableau1.A1" office:value-type="string">
            <text:p text:style-name="P12">U<text:span text:style-name="T1">6</text:span></text:p>
          </table:table-cell>
          <table:table-cell table:style-name="Tableau1.A1" office:value-type="string">
            <text:p text:style-name="P10">En tant qu’utilisateur, je veux ajouter un rendez-vous dans un agenda </text:p>
          </table:table-cell>
          <table:table-cell table:style-name="Tableau1.A1" office:value-type="string">
            <text:p text:style-name="P11">haute</text:p>
          </table:table-cell>
          <table:table-cell table:style-name="Tableau1.A1" office:value-type="string">
            <text:p text:style-name="P10">Le rendez-vous apparaît dans l’agenda auquel il a été ajouté <text:s text:c="2"/></text:p>
          </table:table-cell>
          <table:table-cell table:style-name="Tableau1.A1" office:value-type="string">
            <text:p text:style-name="P9">Pas fait</text:p>
          </table:table-cell>
        </table:table-row>
        <table:table-row>
          <table:table-cell table:style-name="Tableau1.A1" office:value-type="string">
            <text:p text:style-name="P12">U<text:span text:style-name="T1">7</text:span></text:p>
          </table:table-cell>
          <table:table-cell table:style-name="Tableau1.A1" office:value-type="string">
            <text:p text:style-name="P10">En tant qu’utilisateur, je veux supprimer un rendez-vous <text:s/></text:p>
          </table:table-cell>
          <table:table-cell table:style-name="Tableau1.A1" office:value-type="string">
            <text:p text:style-name="P7">Moyenne </text:p>
          </table:table-cell>
          <table:table-cell table:style-name="Tableau1.A1" office:value-type="string">
            <text:p text:style-name="P10">Le rendez-vous supprimé n’apparaît plus dans l’agenda </text:p>
          </table:table-cell>
          <table:table-cell table:style-name="Tableau1.A1" office:value-type="string">
            <text:p text:style-name="P8">Pas fait </text:p>
          </table:table-cell>
        </table:table-row>
      </table:table>
      <text:p text:style-name="P4"/>
      <text:p text:style-name="P4"/>
      <text:p text:style-name="P5">RafaelBuard id github</text:p>
      <text:p text:style-name="P5">Id github des prof :</text:p>
      <text:p text:style-name="P6">hcirste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5:32:26.439000000</meta:creation-date>
    <dc:date>2025-10-02T17:10:34.629000000</dc:date>
    <meta:editing-duration>PT1H38M7S</meta:editing-duration>
    <meta:editing-cycles>7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60" meta:word-count="354" meta:character-count="2186" meta:non-whitespace-character-count="1879"/>
  </office:meta>
</office:document-meta>
</file>